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6.16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4.001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7.955cm" fo:break-before="auto" style:use-optimal-row-height="true"/>
    </style:style>
    <style:style style:name="ro12" style:family="table-row">
      <style:table-row-properties style:row-height="2.427cm" fo:break-before="auto" style:use-optimal-row-height="true"/>
    </style:style>
    <style:style style:name="ro13" style:family="table-row">
      <style:table-row-properties style:row-height="3.217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4.24cm" fo:break-before="auto" style:use-optimal-row-height="false"/>
    </style:style>
    <style:style style:name="ro16" style:family="table-row">
      <style:table-row-properties style:row-height="3.217cm" fo:break-before="auto" style:use-optimal-row-height="false"/>
    </style:style>
    <style:style style:name="ro17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12T13:11:22.59">
            <text:p>0412 <text:s/>1311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12T13:11:22.59">
            <text:p>0412 <text:s/>1311</text:p>
          </table:table-cell>
          <table:table-cell table:style-name="ce8" table:formula="of:=NOW()" office:value-type="date" office:date-value="2022-04-12T13:11:22.59">
            <text:p>0412 <text:s/>1311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12T13:11:22.59">
            <text:p>0412 <text:s/>1311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12T13:11:22.59">
            <text:p>0412 <text:s/>1311</text:p>
          </table:table-cell>
          <table:table-cell table:style-name="ce8" table:formula="of:=NOW()" office:value-type="date" office:date-value="2022-04-12T13:11:22.59">
            <text:p>0412 <text:s/>1311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9999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[wiedza] (1) odległość między ziemią a księżycem, to wynosi około trzysta osiemdziesiąt tysięcy (380,000) kilometrów. &lt;2&gt; Długość, w której mogą być zawarte 30 ziemskie.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">
            <text:p>5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 office:value-type="date" office:date-value="2022-04-12T11:53:22.8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aaA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0">
            <text:p>#REF!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0">
            <text:p>#REF!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4"/>
          <table:table-cell table:style-name="ce35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 table:formula="of:=[.B12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 table:formula="of:=[.B13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 table:formula="of:=[.B18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 table:formula="of:=[.B19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0">
            <text:p>2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31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 table:formula="of:=[.B25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 table:formula="of:=[.B31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44">
            <text:p>4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table:formula="of:=[.B66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5">
            <text:p>5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7">
            <text:p>7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0">
            <text:p>8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1">
            <text:p>81</text:p>
          </table:table-cell>
          <table:table-cell table:style-name="ce5" table:formula="of:=[.B8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2">
            <text:p>2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6">
            <text:p>6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k-B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0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t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7]+1" office:value-type="float" office:value="2">
            <text:p>2</text:p>
          </table:table-cell>
          <table:table-cell table:style-name="ce7"/>
          <table:table-cell table:style-name="ce10" office:value-type="string">
            <text:p>c-B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3">
            <text:p>3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table:formula="of:=[.B112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12T13:11:20.29">
            <text:p>2022/4/12 13:11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7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2">2022/04/12</text:date>, <text:time>13:11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12T13:11:22.34</dc:date>
    <dc:creator>iwabuchi ken</dc:creator>
    <meta:editing-duration>P17DT1H54M20S</meta:editing-duration>
    <meta:editing-cycles>2356</meta:editing-cycles>
    <meta:generator>OpenOffice/4.1.3$Win32 OpenOffice.org_project/413m1$Build-9783</meta:generator>
    <meta:document-statistic meta:table-count="2" meta:cell-count="944" meta:object-count="0"/>
  </office:meta>
</office:document-meta>
</file>